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1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ce4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4" table:number-columns-repeated="3" table:default-cell-style-name="ce2"/>
        <table:table-column table:style-name="co1" table:default-cell-style-name="ce1"/>
        <table:table-column table:style-name="co5" table:default-cell-style-name="ce3"/>
        <table:table-column table:style-name="co1" table:number-columns-repeated="7" table:default-cell-style-name="ce3"/>
        <table:table-column table:style-name="co6" table:default-cell-style-name="ce3"/>
        <table:table-column table:style-name="co1" table:number-columns-repeated="230" table:default-cell-style-name="ce3"/>
        <table:table-row table:style-name="ro1">
          <table:table-cell/>
          <table:table-cell office:value-type="string">
            <text:p>100x100 blksize=10</text:p>
          </table:table-cell>
          <table:table-cell office:value-type="string">
            <text:p>300x300 blksize=10</text:p>
          </table:table-cell>
          <table:table-cell office:value-type="string">
            <text:p>300x300 blksize=30</text:p>
          </table:table-cell>
          <table:table-cell office:value-type="string">
            <text:p>200x200 blksize=20</text:p>
          </table:table-cell>
          <table:table-cell office:value-type="string">
            <text:p>400x400</text:p>
          </table:table-cell>
          <table:table-cell office:value-type="string">
            <text:p>500x500</text:p>
          </table:table-cell>
          <table:table-cell office:value-type="string">
            <text:p>600x600</text:p>
          </table:table-cell>
          <table:table-cell office:value-type="string">
            <text:p>700x700</text:p>
          </table:table-cell>
          <table:table-cell table:number-columns-repeated="2"/>
          <table:table-cell table:style-name="ce2" office:value-type="string">
            <text:p>200/100</text:p>
          </table:table-cell>
          <table:table-cell office:value-type="string">
            <text:p>300/100</text:p>
          </table:table-cell>
          <table:table-cell table:style-name="Default" office:value-type="string">
            <text:p>400/100</text:p>
          </table:table-cell>
          <table:table-cell office:value-type="string">
            <text:p>500/100</text:p>
          </table:table-cell>
          <table:table-cell office:value-type="string">
            <text:p>600/100</text:p>
          </table:table-cell>
          <table:table-cell office:value-type="string">
            <text:p>700/100</text:p>
          </table:table-cell>
          <table:table-cell table:number-columns-repeated="238"/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.0000</text:p>
          </table:table-cell>
          <table:table-cell office:value-type="float" office:value="0">
            <text:p>0.0000</text:p>
          </table:table-cell>
          <table:table-cell table:style-name="Default" office:value-type="float" office:value="0">
            <text:p>0</text:p>
          </table:table-cell>
          <table:table-cell table:number-columns-repeated="6"/>
          <table:table-cell table:style-name="ce1" office:value-type="float" office:value="1">
            <text:p>1</text:p>
          </table:table-cell>
          <table:table-cell table:formula="oooc:=[.L$3]" office:value-type="float" office:value="3.88966725043783">
            <text:p>3.889667</text:p>
          </table:table-cell>
          <table:table-cell table:number-columns-repeated="2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8400">
            <text:p>228400</text:p>
          </table:table-cell>
          <table:table-cell office:value-type="float" office:value="5655600">
            <text:p>5655600</text:p>
          </table:table-cell>
          <table:table-cell office:value-type="float" office:value="1988400">
            <text:p>1988400</text:p>
          </table:table-cell>
          <table:table-cell office:value-type="float" office:value="888400">
            <text:p>888400</text:p>
          </table:table-cell>
          <table:table-cell office:value-type="float" office:value="3528400">
            <text:p>3528400</text:p>
          </table:table-cell>
          <table:table-cell office:value-type="float" office:value="5508400">
            <text:p>5508400</text:p>
            <draw:frame table:end-cell-address="Sheet1.K12" table:end-x="0.5638in" table:end-y="0.1598in" draw:z-index="1" draw:style-name="gr1" svg:width="3.5087in" svg:height="1.5173in" svg:x="0.6114in" svg:y="0.1496in">
              <draw:object draw:notify-on-update-of-ranges="Sheet1.A2:Sheet1.A11 Sheet1.B2:Sheet1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9372096">
            <text:p>9372096</text:p>
          </table:table-cell>
          <table:table-cell table:number-columns-repeated="3"/>
          <table:table-cell table:style-name="ce2" table:formula="oooc:=[.E3]/[.B3]" office:value-type="float" office:value="3.88966725043783">
            <text:p>3.8897</text:p>
          </table:table-cell>
          <table:table-cell table:formula="oooc:=[.D3]/[.B3]" office:value-type="float" office:value="8.70577933450088">
            <text:p>8.7058</text:p>
          </table:table-cell>
          <table:table-cell table:formula="oooc:=[.F3]/[.B3]" office:value-type="float" office:value="15.4483362521891">
            <text:p>15.4483</text:p>
          </table:table-cell>
          <table:table-cell table:formula="oooc:=[.G3]/[.B3]" office:value-type="float" office:value="24.1173380035026">
            <text:p>24.1173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formula="oooc:=[.M$3]" office:value-type="float" office:value="8.70577933450088">
            <text:p>8.705779</text:p>
          </table:table-cell>
          <table:table-cell table:number-columns-repeated="2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1488">
            <text:p>301488</text:p>
          </table:table-cell>
          <table:table-cell office:value-type="float" office:value="7540800">
            <text:p>7540800</text:p>
          </table:table-cell>
          <table:table-cell office:value-type="float" office:value="2624688">
            <text:p>2624688</text:p>
          </table:table-cell>
          <table:table-cell office:value-type="float" office:value="1172688">
            <text:p>1172688</text:p>
          </table:table-cell>
          <table:table-cell table:formula="oooc:=[.$B4]*[.$N$3]" office:value-type="float" office:value="4657488">
            <text:p>4657488</text:p>
          </table:table-cell>
          <table:table-cell table:number-columns-repeated="5"/>
          <table:table-cell table:style-name="ce2" table:formula="oooc:=[.E4]/[.B4]" office:value-type="float" office:value="3.88966725043783">
            <text:p>3.8897</text:p>
          </table:table-cell>
          <table:table-cell table:formula="oooc:=[.D4]/[.B4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3">
            <text:p>3</text:p>
          </table:table-cell>
          <table:table-cell table:formula="oooc:=[.N$3]" office:value-type="float" office:value="15.4483362521891">
            <text:p>15.448336</text:p>
          </table:table-cell>
          <table:table-cell table:number-columns-repeated="2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2600">
            <text:p>342600</text:p>
          </table:table-cell>
          <table:table-cell office:value-type="float" office:value="8483400">
            <text:p>8483400</text:p>
          </table:table-cell>
          <table:table-cell office:value-type="float" office:value="2982600">
            <text:p>2982600</text:p>
          </table:table-cell>
          <table:table-cell office:value-type="float" office:value="1332600">
            <text:p>1332600</text:p>
          </table:table-cell>
          <table:table-cell table:formula="oooc:=[.$B5]*[.$N$3]" office:value-type="float" office:value="5292600">
            <text:p>5292600</text:p>
          </table:table-cell>
          <table:table-cell table:number-columns-repeated="5"/>
          <table:table-cell table:style-name="ce2" table:formula="oooc:=[.E5]/[.B5]" office:value-type="float" office:value="3.88966725043783">
            <text:p>3.8897</text:p>
          </table:table-cell>
          <table:table-cell table:formula="oooc:=[.D5]/[.B5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4">
            <text:p>4</text:p>
          </table:table-cell>
          <table:table-cell table:formula="oooc:=[.O$3]" office:value-type="float" office:value="24.1173380035026">
            <text:p>24.117338</text:p>
          </table:table-cell>
          <table:table-cell table:number-columns-repeated="2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440">
            <text:p>365440</text:p>
          </table:table-cell>
          <table:table-cell office:value-type="float" office:value="9048960">
            <text:p>9048960</text:p>
          </table:table-cell>
          <table:table-cell office:value-type="float" office:value="3181440">
            <text:p>3181440</text:p>
          </table:table-cell>
          <table:table-cell office:value-type="float" office:value="1421440">
            <text:p>1421440</text:p>
          </table:table-cell>
          <table:table-cell table:formula="oooc:=[.$B6]*[.$N$3]" office:value-type="float" office:value="5645440">
            <text:p>5645440</text:p>
          </table:table-cell>
          <table:table-cell table:number-columns-repeated="5"/>
          <table:table-cell table:style-name="ce2" table:formula="oooc:=[.E6]/[.B6]" office:value-type="float" office:value="3.88966725043783">
            <text:p>3.8897</text:p>
          </table:table-cell>
          <table:table-cell table:formula="oooc:=[.D6]/[.B6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5">
            <text:p>5</text:p>
          </table:table-cell>
          <table:table-cell table:number-columns-repeated="23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9144">
            <text:p>379144</text:p>
          </table:table-cell>
          <table:table-cell office:value-type="float" office:value="9426000">
            <text:p>9426000</text:p>
          </table:table-cell>
          <table:table-cell office:value-type="float" office:value="3300744">
            <text:p>3300744</text:p>
          </table:table-cell>
          <table:table-cell office:value-type="float" office:value="1474744">
            <text:p>1474744</text:p>
          </table:table-cell>
          <table:table-cell table:formula="oooc:=[.$B7]*[.$N$3]" office:value-type="float" office:value="5857144">
            <text:p>5857144</text:p>
          </table:table-cell>
          <table:table-cell table:number-columns-repeated="5"/>
          <table:table-cell table:style-name="ce2" table:formula="oooc:=[.E7]/[.B7]" office:value-type="float" office:value="3.88966725043783">
            <text:p>3.8897</text:p>
          </table:table-cell>
          <table:table-cell table:formula="oooc:=[.D7]/[.B7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6">
            <text:p>6</text:p>
          </table:table-cell>
          <table:table-cell table:number-columns-repeated="23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80">
            <text:p>388280</text:p>
          </table:table-cell>
          <table:table-cell office:value-type="float" office:value="9689928">
            <text:p>9689928</text:p>
          </table:table-cell>
          <table:table-cell office:value-type="float" office:value="3380280">
            <text:p>3380280</text:p>
          </table:table-cell>
          <table:table-cell office:value-type="float" office:value="1510280">
            <text:p>1510280</text:p>
          </table:table-cell>
          <table:table-cell table:formula="oooc:=[.$B8]*[.$N$3]" office:value-type="float" office:value="5998280">
            <text:p>5998280</text:p>
          </table:table-cell>
          <table:table-cell table:number-columns-repeated="5"/>
          <table:table-cell table:style-name="ce2" table:formula="oooc:=[.E8]/[.B8]" office:value-type="float" office:value="3.88966725043783">
            <text:p>3.8897</text:p>
          </table:table-cell>
          <table:table-cell table:formula="oooc:=[.D8]/[.B8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7">
            <text:p>7</text:p>
          </table:table-cell>
          <table:table-cell table:number-columns-repeated="23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7416">
            <text:p>397416</text:p>
          </table:table-cell>
          <table:table-cell office:value-type="float" office:value="9891016">
            <text:p>9891016</text:p>
          </table:table-cell>
          <table:table-cell office:value-type="float" office:value="3459816">
            <text:p>3459816</text:p>
          </table:table-cell>
          <table:table-cell office:value-type="float" office:value="1545816">
            <text:p>1545816</text:p>
          </table:table-cell>
          <table:table-cell table:formula="oooc:=[.$B9]*[.$N$3]" office:value-type="float" office:value="6139416">
            <text:p>6139416</text:p>
          </table:table-cell>
          <table:table-cell table:number-columns-repeated="5"/>
          <table:table-cell table:style-name="ce2" table:formula="oooc:=[.E9]/[.B9]" office:value-type="float" office:value="3.88966725043783">
            <text:p>3.8897</text:p>
          </table:table-cell>
          <table:table-cell table:formula="oooc:=[.D9]/[.B9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8">
            <text:p>8</text:p>
          </table:table-cell>
          <table:table-cell table:number-columns-repeated="23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1984">
            <text:p>401984</text:p>
          </table:table-cell>
          <table:table-cell office:value-type="float" office:value="10054400">
            <text:p>10054400</text:p>
          </table:table-cell>
          <table:table-cell office:value-type="float" office:value="3499584">
            <text:p>3499584</text:p>
          </table:table-cell>
          <table:table-cell office:value-type="float" office:value="1563584">
            <text:p>1563584</text:p>
          </table:table-cell>
          <table:table-cell table:formula="oooc:=[.$B10]*[.$N$3]" office:value-type="float" office:value="6209984">
            <text:p>6209984</text:p>
          </table:table-cell>
          <table:table-cell table:number-columns-repeated="5"/>
          <table:table-cell table:style-name="ce2" table:formula="oooc:=[.E10]/[.B10]" office:value-type="float" office:value="3.88966725043783">
            <text:p>3.8897</text:p>
          </table:table-cell>
          <table:table-cell table:formula="oooc:=[.D10]/[.B10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9">
            <text:p>9</text:p>
          </table:table-cell>
          <table:table-cell table:number-columns-repeated="23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1120">
            <text:p>411120</text:p>
          </table:table-cell>
          <table:table-cell office:value-type="float" office:value="10180080">
            <text:p>10180080</text:p>
          </table:table-cell>
          <table:table-cell office:value-type="float" office:value="3579120">
            <text:p>3579120</text:p>
          </table:table-cell>
          <table:table-cell office:value-type="float" office:value="1599120">
            <text:p>1599120</text:p>
          </table:table-cell>
          <table:table-cell table:formula="oooc:=[.$B11]*[.$N$3]" office:value-type="float" office:value="6351120">
            <text:p>6351120</text:p>
          </table:table-cell>
          <table:table-cell table:number-columns-repeated="5"/>
          <table:table-cell table:style-name="ce2" table:formula="oooc:=[.E11]/[.B11]" office:value-type="float" office:value="3.88966725043783">
            <text:p>3.8897</text:p>
          </table:table-cell>
          <table:table-cell table:formula="oooc:=[.D11]/[.B11]" office:value-type="float" office:value="8.70577933450088">
            <text:p>8.7058</text:p>
          </table:table-cell>
          <table:table-cell table:style-name="Default"/>
          <table:table-cell table:number-columns-repeated="6"/>
          <table:table-cell table:style-name="ce1" office:value-type="float" office:value="10">
            <text:p>10</text:p>
          </table:table-cell>
          <table:table-cell table:number-columns-repeated="23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16"/>
          <table:table-cell table:style-name="ce4" table:number-columns-repeated="5"/>
          <table:table-cell table:number-columns-repeated="234"/>
        </table:table-row>
        <table:table-row table:style-name="ro2">
          <table:table-cell table:style-name="Default"/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  <table:table-cell office:value-type="float" office:value="10000">
            <text:p>10000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100x100 blksize=1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style-name="ce2" office:value-type="string">
            <text:p>200/100</text:p>
          </table:table-cell>
          <table:table-cell office:value-type="string">
            <text:p>300/100</text:p>
          </table:table-cell>
          <table:table-cell table:style-name="Default" office:value-type="string">
            <text:p>400/100</text:p>
          </table:table-cell>
          <table:table-cell office:value-type="string">
            <text:p>500/100</text:p>
          </table:table-cell>
          <table:table-cell office:value-type="string">
            <text:p>600/100</text:p>
          </table:table-cell>
          <table:table-cell office:value-type="string">
            <text:p>700/100</text:p>
          </table:table-cell>
          <table:table-cell office:value-type="string">
            <text:p>800/100</text:p>
          </table:table-cell>
          <table:table-cell office:value-type="string">
            <text:p>900/100</text:p>
          </table:table-cell>
          <table:table-cell office:value-type="string">
            <text:p>1000/100</text:p>
          </table:table-cell>
          <table:table-cell table:number-columns-repeated="235"/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.0000</text:p>
          </table:table-cell>
          <table:table-cell office:value-type="float" office:value="0">
            <text:p>0.0000</text:p>
          </table:table-cell>
          <table:table-cell table:style-name="Default" office:value-type="float" office:value="0">
            <text:p>0</text:p>
          </table:table-cell>
          <table:table-cell table:number-columns-repeated="6"/>
          <table:table-cell table:style-name="ce1" office:value-type="float" office:value="1">
            <text:p>1</text:p>
          </table:table-cell>
          <table:table-cell office:value-type="float" office:value="1">
            <text:p>1.00000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.000000</text:p>
          </table:table-cell>
          <table:table-cell table:number-columns-repeated="23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8400">
            <text:p>228400</text:p>
          </table:table-cell>
          <table:table-cell office:value-type="float" office:value="488400">
            <text:p>488400</text:p>
          </table:table-cell>
          <table:table-cell office:value-type="float" office:value="788400">
            <text:p>788400</text:p>
          </table:table-cell>
          <table:table-cell office:value-type="float" office:value="1128400">
            <text:p>1128400</text:p>
          </table:table-cell>
          <table:table-cell office:value-type="float" office:value="1508400">
            <text:p>1508400</text:p>
          </table:table-cell>
          <table:table-cell office:value-type="float" office:value="1928400">
            <text:p>1928400</text:p>
          </table:table-cell>
          <table:table-cell office:value-type="float" office:value="2388400">
            <text:p>2388400</text:p>
          </table:table-cell>
          <table:table-cell office:value-type="float" office:value="2888400">
            <text:p>2888400</text:p>
          </table:table-cell>
          <table:table-cell office:value-type="float" office:value="3428400">
            <text:p>3428400</text:p>
          </table:table-cell>
          <table:table-cell office:value-type="float" office:value="4008400">
            <text:p>4008400</text:p>
          </table:table-cell>
          <table:table-cell table:style-name="ce2" table:formula="oooc:=[.C17]/[.B17]" office:value-type="float" office:value="2.13835376532399">
            <text:p>2.1384</text:p>
          </table:table-cell>
          <table:table-cell table:formula="oooc:=[.D17]/[.B17]" office:value-type="float" office:value="3.45183887915937">
            <text:p>3.4518</text:p>
          </table:table-cell>
          <table:table-cell table:formula="oooc:=[.E17]/[.B17]" office:value-type="float" office:value="4.94045534150613">
            <text:p>4.9405</text:p>
          </table:table-cell>
          <table:table-cell table:formula="oooc:=[.F17]/[.$B$17]" office:value-type="float" office:value="6.60420315236427">
            <text:p>6.6042</text:p>
          </table:table-cell>
          <table:table-cell table:style-name="ce2" table:formula="oooc:=[.G17]/[.$B$17]" office:value-type="float" office:value="8.4430823117338">
            <text:p>8.4431</text:p>
          </table:table-cell>
          <table:table-cell table:style-name="ce2" table:formula="oooc:=[.H17]/[.$B$17]" office:value-type="float" office:value="10.4570928196147">
            <text:p>10.4571</text:p>
          </table:table-cell>
          <table:table-cell table:style-name="ce2" table:formula="oooc:=[.I17]/[.$B$17]" office:value-type="float" office:value="12.646234676007">
            <text:p>12.6462</text:p>
          </table:table-cell>
          <table:table-cell table:style-name="ce2" table:formula="oooc:=[.J17]/[.$B$17]" office:value-type="float" office:value="15.0105078809107">
            <text:p>15.0105</text:p>
          </table:table-cell>
          <table:table-cell table:style-name="ce2" table:formula="oooc:=[.K17]/[.$B$17]" office:value-type="float" office:value="17.5499124343257">
            <text:p>17.5499</text:p>
          </table:table-cell>
          <table:table-cell table:style-name="ce1" office:value-type="float" office:value="2">
            <text:p>2</text:p>
          </table:table-cell>
          <table:table-cell table:formula="oooc:=[.L$17]" office:value-type="float" office:value="2.13835376532399">
            <text:p>2.138354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.000000</text:p>
          </table:table-cell>
          <table:table-cell table:number-columns-repeated="23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1488">
            <text:p>301488</text:p>
          </table:table-cell>
          <table:table-cell table:style-name="Default"/>
          <table:table-cell table:number-columns-repeated="8"/>
          <table:table-cell table:style-name="ce2" table:formula="oooc:=[.C18]/[.$B$17]" office:value-type="float" office:value="0">
            <text:p>0.0000</text:p>
          </table:table-cell>
          <table:table-cell table:formula="oooc:=[.D18]/[.$B$17]" office:value-type="float" office:value="0">
            <text:p>0.0000</text:p>
          </table:table-cell>
          <table:table-cell table:formula="oooc:=[.E18]/[.$B$17]" office:value-type="float" office:value="0">
            <text:p>0.0000</text:p>
          </table:table-cell>
          <table:table-cell table:formula="oooc:=[.F18]/[.$B$17]" office:value-type="float" office:value="0">
            <text:p>0.0000</text:p>
          </table:table-cell>
          <table:table-cell table:style-name="ce2" table:formula="oooc:=[.G18]/[.$B$17]" office:value-type="float" office:value="0">
            <text:p>0.0000</text:p>
          </table:table-cell>
          <table:table-cell table:style-name="ce2" table:formula="oooc:=[.H18]/[.$B$17]" office:value-type="float" office:value="0">
            <text:p>0.0000</text:p>
          </table:table-cell>
          <table:table-cell table:style-name="ce2" table:formula="oooc:=[.I18]/[.$B$17]" office:value-type="float" office:value="0">
            <text:p>0.0000</text:p>
          </table:table-cell>
          <table:table-cell table:style-name="ce2" table:formula="oooc:=[.J18]/[.$B$17]" office:value-type="float" office:value="0">
            <text:p>0.0000</text:p>
          </table:table-cell>
          <table:table-cell table:style-name="ce2" table:formula="oooc:=[.K18]/[.$B$17]" office:value-type="float" office:value="0">
            <text:p>0.0000</text:p>
          </table:table-cell>
          <table:table-cell table:style-name="ce1" office:value-type="float" office:value="3">
            <text:p>3</text:p>
          </table:table-cell>
          <table:table-cell table:formula="oooc:=[.M$17]" office:value-type="float" office:value="3.45183887915937">
            <text:p>3.451839</text:p>
          </table:table-cell>
          <table:table-cell table:style-name="ce1" office:value-type="float" office:value="3">
            <text:p>3</text:p>
          </table:table-cell>
          <table:table-cell office:value-type="float" office:value="3">
            <text:p>3.000000</text:p>
          </table:table-cell>
          <table:table-cell table:number-columns-repeated="23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2600">
            <text:p>342600</text:p>
          </table:table-cell>
          <table:table-cell/>
          <table:table-cell table:number-columns-repeated="2"/>
          <table:table-cell table:number-columns-repeated="6"/>
          <table:table-cell table:style-name="ce2" table:formula="oooc:=[.E19]/[.B19]" office:value-type="float" office:value="0">
            <text:p>0.0000</text:p>
          </table:table-cell>
          <table:table-cell table:formula="oooc:=[.D19]/[.B19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4">
            <text:p>4</text:p>
          </table:table-cell>
          <table:table-cell table:formula="oooc:=[.N$17]" office:value-type="float" office:value="4.94045534150613">
            <text:p>4.940455</text:p>
          </table:table-cell>
          <table:table-cell table:style-name="ce1" office:value-type="float" office:value="4">
            <text:p>4</text:p>
          </table:table-cell>
          <table:table-cell office:value-type="float" office:value="4">
            <text:p>4.000000</text:p>
          </table:table-cell>
          <table:table-cell table:number-columns-repeated="23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440">
            <text:p>365440</text:p>
          </table:table-cell>
          <table:table-cell/>
          <table:table-cell table:number-columns-repeated="2"/>
          <table:table-cell table:number-columns-repeated="6"/>
          <table:table-cell table:style-name="ce2" table:formula="oooc:=[.E20]/[.B20]" office:value-type="float" office:value="0">
            <text:p>0.0000</text:p>
          </table:table-cell>
          <table:table-cell table:formula="oooc:=[.D20]/[.B20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5">
            <text:p>5</text:p>
          </table:table-cell>
          <table:table-cell table:formula="oooc:=[.O$17]" office:value-type="float" office:value="6.60420315236427">
            <text:p>6.604203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.000000</text:p>
          </table:table-cell>
          <table:table-cell table:number-columns-repeated="23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9144">
            <text:p>379144</text:p>
          </table:table-cell>
          <table:table-cell/>
          <table:table-cell table:number-columns-repeated="2"/>
          <table:table-cell table:number-columns-repeated="6"/>
          <table:table-cell table:style-name="ce2" table:formula="oooc:=[.E21]/[.B21]" office:value-type="float" office:value="0">
            <text:p>0.0000</text:p>
          </table:table-cell>
          <table:table-cell table:formula="oooc:=[.D21]/[.B21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6">
            <text:p>6</text:p>
          </table:table-cell>
          <table:table-cell table:formula="oooc:=[.P$17]" office:value-type="float" office:value="8.4430823117338">
            <text:p>8.443082</text:p>
          </table:table-cell>
          <table:table-cell table:style-name="ce1" office:value-type="float" office:value="6">
            <text:p>6</text:p>
          </table:table-cell>
          <table:table-cell office:value-type="float" office:value="6">
            <text:p>6.000000</text:p>
          </table:table-cell>
          <table:table-cell table:number-columns-repeated="23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80">
            <text:p>388280</text:p>
            <draw:frame table:end-cell-address="Sheet1.H51" table:end-x="0.4047in" table:end-y="0.1004in" draw:z-index="7" draw:style-name="gr1" svg:width="5.9236in" svg:height="4.939in" svg:x="0.0315in" svg:y="0.0165in">
              <draw:object draw:notify-on-update-of-ranges="Sheet1.U16:Sheet1.U25 Sheet1.V16:Sheet1.V25 Sheet1.X16:Sheet1.X2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  <table:table-cell table:number-columns-repeated="2"/>
          <table:table-cell table:number-columns-repeated="3"/>
          <table:table-cell>
            <draw:frame table:end-cell-address="Sheet1.Q52" table:end-x="0.1539in" table:end-y="0.0055in" draw:z-index="8" draw:style-name="gr1" svg:width="5.9236in" svg:height="4.939in" svg:x="0.2409in" svg:y="0.0894in">
              <draw:object draw:notify-on-update-of-ranges="Sheet1.B14:Sheet1.K14 Sheet1.B17:Sheet1.K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 table:style-name="ce2" table:formula="oooc:=[.E22]/[.B22]" office:value-type="float" office:value="0">
            <text:p>0.0000</text:p>
          </table:table-cell>
          <table:table-cell table:formula="oooc:=[.D22]/[.B22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7">
            <text:p>7</text:p>
          </table:table-cell>
          <table:table-cell table:formula="oooc:=[.Q$17]" office:value-type="float" office:value="10.4570928196147">
            <text:p>10.457093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.000000</text:p>
          </table:table-cell>
          <table:table-cell table:number-columns-repeated="23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7416">
            <text:p>397416</text:p>
          </table:table-cell>
          <table:table-cell/>
          <table:table-cell table:number-columns-repeated="2"/>
          <table:table-cell table:number-columns-repeated="6"/>
          <table:table-cell table:style-name="ce2" table:formula="oooc:=[.E23]/[.B23]" office:value-type="float" office:value="0">
            <text:p>0.0000</text:p>
          </table:table-cell>
          <table:table-cell table:formula="oooc:=[.D23]/[.B23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8">
            <text:p>8</text:p>
          </table:table-cell>
          <table:table-cell table:formula="oooc:=[.R$17]" office:value-type="float" office:value="12.646234676007">
            <text:p>12.646235</text:p>
          </table:table-cell>
          <table:table-cell table:style-name="ce1" office:value-type="float" office:value="8">
            <text:p>8</text:p>
          </table:table-cell>
          <table:table-cell office:value-type="float" office:value="8">
            <text:p>8.000000</text:p>
          </table:table-cell>
          <table:table-cell table:number-columns-repeated="23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1984">
            <text:p>401984</text:p>
          </table:table-cell>
          <table:table-cell/>
          <table:table-cell table:number-columns-repeated="2"/>
          <table:table-cell table:number-columns-repeated="6"/>
          <table:table-cell table:style-name="ce2" table:formula="oooc:=[.E24]/[.B24]" office:value-type="float" office:value="0">
            <text:p>0.0000</text:p>
          </table:table-cell>
          <table:table-cell table:formula="oooc:=[.D24]/[.B24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9">
            <text:p>9</text:p>
          </table:table-cell>
          <table:table-cell table:formula="oooc:=[.S$17]" office:value-type="float" office:value="15.0105078809107">
            <text:p>15.010508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.000000</text:p>
          </table:table-cell>
          <table:table-cell table:number-columns-repeated="23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1120">
            <text:p>411120</text:p>
          </table:table-cell>
          <table:table-cell/>
          <table:table-cell table:number-columns-repeated="2"/>
          <table:table-cell table:number-columns-repeated="6"/>
          <table:table-cell table:style-name="ce2" table:formula="oooc:=[.E25]/[.B25]" office:value-type="float" office:value="0">
            <text:p>0.0000</text:p>
          </table:table-cell>
          <table:table-cell table:formula="oooc:=[.D25]/[.B25]" office:value-type="float" office:value="0">
            <text:p>0.0000</text:p>
          </table:table-cell>
          <table:table-cell table:style-name="Default"/>
          <table:table-cell table:number-columns-repeated="6"/>
          <table:table-cell table:style-name="ce1" office:value-type="float" office:value="10">
            <text:p>10</text:p>
          </table:table-cell>
          <table:table-cell table:formula="oooc:=[.T$17]" office:value-type="float" office:value="17.5499124343257">
            <text:p>17.549912</text:p>
          </table:table-cell>
          <table:table-cell table:style-name="ce1" office:value-type="float" office:value="10">
            <text:p>10</text:p>
          </table:table-cell>
          <table:table-cell office:value-type="float" office:value="10">
            <text:p>10.000000</text:p>
          </table:table-cell>
          <table:table-cell/>
          <table:table-cell>
            <draw:frame table:end-cell-address="Sheet1.AC38" table:end-x="0.2724in" table:end-y="0.1295in" draw:z-index="0" draw:style-name="gr1" svg:width="2.7756in" svg:height="2.1484in" svg:x="0.1638in" svg:y="0.1575in">
              <draw:object draw:notify-on-update-of-ranges="Sheet1.P2:Sheet1.P11 Sheet1.Q2:Sheet1.Q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9"/>
        </table:table-row>
        <table:table-row table:style-name="ro2" table:number-rows-repeated="12">
          <table:table-cell table:number-columns-repeated="255"/>
        </table:table-row>
        <table:table-row table:style-name="ro2">
          <table:table-cell table:number-columns-repeated="13"/>
          <table:table-cell>
            <draw:frame table:end-cell-address="Sheet1.U59" table:end-x="0.4295in" table:end-y="0.0764in" draw:z-index="6" draw:style-name="gr1" svg:width="6.0382in" svg:height="3.5681in" svg:x="0.239in" svg:y="0.0244in">
              <draw:object draw:notify-on-update-of-ranges="Sheet1.U2:Sheet1.U11 Sheet1.V2:Sheet1.V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1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4"/>
          <table:table-cell>
            <draw:frame table:end-cell-address="Sheet1.I69" table:end-x="0.848in" table:end-y="0.0996in" draw:z-index="2" draw:style-name="gr1" svg:width="3.5961in" svg:height="3.3717in" svg:x="0.8083in" svg:y="0.0764in">
              <draw:object draw:notify-on-update-of-ranges="Sheet1.A2:Sheet1.A11 Sheet1.C2:Sheet1.C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0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>
            <draw:frame table:end-cell-address="Sheet1.E74" table:end-x="0.8516in" table:end-y="0.1083in" draw:z-index="3" draw:style-name="gr1" svg:width="4.4508in" svg:height="3.7441in" svg:x="0.1732in" svg:y="0.0476in">
              <draw:object draw:notify-on-update-of-ranges="Sheet1.A2:Sheet1.A11 Sheet1.D2:Sheet1.D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4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10"/>
          <table:table-cell>
            <draw:frame table:end-cell-address="Sheet1.Q82" table:end-x="0.6736in" table:end-y="0.1075in" draw:z-index="4" draw:style-name="gr1" svg:width="4.1685in" svg:height="3.2728in" svg:x="0.7378in" svg:y="0.0157in">
              <draw:object draw:notify-on-update-of-ranges="Sheet1.A2:Sheet1.A11 Sheet1.E2:Sheet1.E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44"/>
        </table:table-row>
        <table:table-row table:style-name="ro2" table:number-rows-repeated="12">
          <table:table-cell table:number-columns-repeated="255"/>
        </table:table-row>
        <table:table-row table:style-name="ro2">
          <table:table-cell table:number-columns-repeated="2"/>
          <table:table-cell>
            <draw:frame table:end-cell-address="Sheet1.D82" table:end-x="0.7224in" table:end-y="0.0551in" draw:z-index="5" draw:style-name="gr1" svg:width="1.385in" svg:height="1.0543in" svg:x="0.2913in" svg:y="0.0055in">
              <draw:object draw:notify-on-update-of-ranges="Sheet1.A2:Sheet1.A11 Sheet1.F2:Sheet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2"/>
        </table:table-row>
        <table:table-row table:style-name="ro2" table:number-rows-repeated="65459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8">05/08/2010</text:date>, <text:time>20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5-08T20:30:34</dc:date>
    <meta:editing-cycles>82</meta:editing-cycles>
    <meta:editing-duration>P1DT12H8M8S</meta:editing-duration>
    <meta:user-defined meta:name="Info 1"/>
    <meta:user-defined meta:name="Info 2"/>
    <meta:user-defined meta:name="Info 3"/>
    <meta:user-defined meta:name="Info 4"/>
    <meta:document-statistic meta:table-count="3" meta:cell-count="27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4.57068347930908pt" style:font-size-asian="4.57068347930908pt" style:font-size-complex="4.57068347930908pt"/>
    </style:style>
    <style:style style:name="ch3" style:family="chart">
      <style:text-properties fo:font-size="3.87491941452026pt" style:font-size-asian="3.87491941452026pt" style:font-size-complex="3.87491941452026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16431927680969pt" style:font-size-asian="3.16431927680969pt" style:font-size-complex="3.16431927680969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16431927680969pt" style:font-size-asian="3.16431927680969pt" style:font-size-complex="3.1643192768096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051cm" svg:height="5.458cm" chart:class="chart:bar" chart:style-name="ch1">
        <chart:title svg:x="2.627cm" svg:y="0.12cm" chart:style-name="ch2">
          <text:p>Ranger Running Times</text:p>
        </chart:title>
        <chart:subtitle svg:x="2.257cm" svg:y="0.399cm" chart:style-name="ch3">
          <text:p>3,000,000 Bodies, 3 iterations</text:p>
        </chart:subtitle>
        <chart:plot-area chart:style-name="ch4" table:cell-range-address="Sheet1.P2:Sheet1.Q11" chart:data-source-has-labels="column" svg:x="0.195cm" svg:y="0.551cm" svg:width="6.708cm" svg:height="4.758cm">
          <chart:axis chart:dimension="x" chart:name="primary-x" chart:style-name="ch5">
            <chart:title svg:x="3.431cm" svg:y="5.212cm" chart:style-name="ch6">
              <text:p>Processes</text:p>
            </chart:title>
            <chart:categories table:cell-range-address="Sheet1.P2:Sheet1.P11"/>
          </chart:axis>
          <chart:axis chart:dimension="y" chart:name="primary-y" chart:style-name="ch7">
            <chart:title svg:x="0.142cm" svg:y="2.88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Q2:Sheet1.Q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.55662679672241pt" style:font-size-asian="2.55662679672241pt" style:font-size-complex="2.55662679672241pt"/>
    </style:style>
    <style:style style:name="ch3" style:family="chart">
      <style:text-properties fo:font-size="2.16329956054687pt" style:font-size-asian="2.16329956054687pt" style:font-size-complex="2.16329956054687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1.76997220516205pt" style:font-size-asian="1.76997220516205pt" style:font-size-complex="1.76997220516205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.76997220516205pt" style:font-size-asian="1.76997220516205pt" style:font-size-complex="1.76997220516205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13cm" svg:height="3.855cm" chart:class="chart:line" chart:style-name="ch1">
        <chart:title svg:x="3.961cm" svg:y="0.076cm" chart:style-name="ch2">
          <text:p>Remote Data Communication</text:p>
        </chart:title>
        <chart:subtitle svg:x="3.25cm" svg:y="0.286cm" chart:style-name="ch3">
          <text:p>100x100 Matrix Multiplication</text:p>
        </chart:subtitle>
        <chart:plot-area chart:style-name="ch4" table:cell-range-address="Sheet1.A2:Sheet1.B11" chart:data-source-has-labels="column" svg:x="0.267cm" svg:y="0.451cm" svg:width="8.432cm" svg:height="3.223cm">
          <chart:axis chart:dimension="x" chart:name="primary-x" chart:style-name="ch5">
            <chart:title svg:x="4.222cm" svg:y="3.597cm" chart:style-name="ch6">
              <text:p>Locales</text:p>
            </chart:title>
            <chart:categories table:cell-range-address="Sheet1.A2:Sheet1.A11"/>
          </chart:axis>
          <chart:axis chart:dimension="y" chart:name="primary-y" chart:style-name="ch7">
            <chart:title svg:x="0.198cm" svg:y="2.156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B2:Sheet1.B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400">
                <text:p>22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488">
                <text:p>301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2600">
                <text:p>34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5440">
                <text:p>365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9144">
                <text:p>379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280">
                <text:p>388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416">
                <text:p>397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984">
                <text:p>401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1120">
                <text:p>411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4.74530744552612pt" style:font-size-asian="4.74530744552612pt" style:font-size-complex="4.74530744552612pt"/>
    </style:style>
    <style:style style:name="ch3" style:family="chart">
      <style:text-properties fo:font-size="4.01525974273682pt" style:font-size-asian="4.01525974273682pt" style:font-size-complex="4.01525974273682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28521251678467pt" style:font-size-asian="3.28521251678467pt" style:font-size-complex="3.28521251678467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28521251678467pt" style:font-size-asian="3.28521251678467pt" style:font-size-complex="3.2852125167846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5cm" svg:height="8.565cm" chart:class="chart:line" chart:style-name="ch1">
        <chart:title svg:x="4.06cm" svg:y="0.171cm" chart:style-name="ch2">
          <text:p>Remote Data Communication </text:p>
        </chart:title>
        <chart:subtitle svg:x="3.331cm" svg:y="0.638cm" chart:style-name="ch3">
          <text:p>300x300 Matrix Multiplication</text:p>
        </chart:subtitle>
        <chart:plot-area chart:style-name="ch4" table:cell-range-address="Sheet1.A2:Sheet1.A11 Sheet1.C2:Sheet1.C11" chart:data-source-has-labels="column" svg:x="0.273cm" svg:y="1.002cm" svg:width="8.641cm" svg:height="7.162cm">
          <chart:axis chart:dimension="x" chart:name="primary-x" chart:style-name="ch5">
            <chart:title svg:x="4.328cm" svg:y="7.99cm" chart:style-name="ch6">
              <text:p>Locales</text:p>
            </chart:title>
            <chart:categories table:cell-range-address="Sheet1.A2:Sheet1.A11"/>
          </chart:axis>
          <chart:axis chart:dimension="y" chart:name="primary-y" chart:style-name="ch7">
            <chart:title svg:x="0.202cm" svg:y="4.793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C2:Sheet1.C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5600">
                <text:p>565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40800">
                <text:p>75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83400">
                <text:p>8483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48960">
                <text:p>9048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26000">
                <text:p>942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89928">
                <text:p>9689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91016">
                <text:p>9891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54400">
                <text:p>10054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80080">
                <text:p>101800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5.84764337539673pt" style:font-size-asian="5.84764337539673pt" style:font-size-complex="5.84764337539673pt"/>
    </style:style>
    <style:style style:name="ch3" style:family="chart">
      <style:text-properties fo:font-size="4.94800519943237pt" style:font-size-asian="4.94800519943237pt" style:font-size-complex="4.94800519943237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04836797714233pt" style:font-size-asian="4.04836797714233pt" style:font-size-complex="4.04836797714233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04836797714233pt" style:font-size-asian="4.04836797714233pt" style:font-size-complex="4.0483679771423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06cm" svg:height="9.511cm" chart:class="chart:line" chart:style-name="ch1">
        <chart:title svg:x="5.025cm" svg:y="0.189cm" chart:style-name="ch2">
          <text:p>Remote Data Communication </text:p>
        </chart:title>
        <chart:subtitle svg:x="4.122cm" svg:y="0.709cm" chart:style-name="ch3">
          <text:p>300x300 Matrix Multiplication</text:p>
        </chart:subtitle>
        <chart:plot-area chart:style-name="ch4" table:cell-range-address="Sheet1.A2:Sheet1.A11 Sheet1.D2:Sheet1.D11" chart:data-source-has-labels="column" svg:x="0.338cm" svg:y="1.112cm" svg:width="10.694cm" svg:height="7.952cm">
          <chart:axis chart:dimension="x" chart:name="primary-x" chart:style-name="ch5">
            <chart:title svg:x="5.355cm" svg:y="8.875cm" chart:style-name="ch6">
              <text:p>Locales</text:p>
            </chart:title>
            <chart:categories table:cell-range-address="Sheet1.A2:Sheet1.A11"/>
          </chart:axis>
          <chart:axis chart:dimension="y" chart:name="primary-y" chart:style-name="ch7">
            <chart:title svg:x="0.251cm" svg:y="5.323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D2:Sheet1.D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8400">
                <text:p>198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4688">
                <text:p>2624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2600">
                <text:p>298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1440">
                <text:p>3181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744">
                <text:p>330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0280">
                <text:p>3380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9816">
                <text:p>3459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9584">
                <text:p>3499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9120">
                <text:p>35791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5.11169242858887pt" style:font-size-asian="5.11169242858887pt" style:font-size-complex="5.11169242858887pt"/>
    </style:style>
    <style:style style:name="ch3" style:family="chart">
      <style:text-properties fo:font-size="4.32527780532837pt" style:font-size-asian="4.32527780532837pt" style:font-size-complex="4.32527780532837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53886342048645pt" style:font-size-asian="3.53886342048645pt" style:font-size-complex="3.53886342048645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53886342048645pt" style:font-size-asian="3.53886342048645pt" style:font-size-complex="3.53886342048645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89cm" svg:height="8.314cm" chart:class="chart:line" chart:style-name="ch1">
        <chart:title svg:x="4.708cm" svg:y="0.167cm" chart:style-name="ch2">
          <text:p>Remote Data Communication </text:p>
        </chart:title>
        <chart:subtitle svg:x="3.86cm" svg:y="0.62cm" chart:style-name="ch3">
          <text:p>300x300 Matrix Multiplication</text:p>
        </chart:subtitle>
        <chart:plot-area chart:style-name="ch4" table:cell-range-address="Sheet1.A2:Sheet1.A11 Sheet1.E2:Sheet1.E11" chart:data-source-has-labels="column" svg:x="0.316cm" svg:y="0.972cm" svg:width="10.016cm" svg:height="6.951cm">
          <chart:axis chart:dimension="x" chart:name="primary-x" chart:style-name="ch5">
            <chart:title svg:x="5.016cm" svg:y="7.758cm" chart:style-name="ch6">
              <text:p>Locales</text:p>
            </chart:title>
            <chart:categories table:cell-range-address="Sheet1.A2:Sheet1.A11"/>
          </chart:axis>
          <chart:axis chart:dimension="y" chart:name="primary-y" chart:style-name="ch7">
            <chart:title svg:x="0.235cm" svg:y="4.653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E2:Sheet1.E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8400">
                <text:p>88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688">
                <text:p>1172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600">
                <text:p>133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1440">
                <text:p>1421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4744">
                <text:p>147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0280">
                <text:p>1510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5816">
                <text:p>1545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3584">
                <text:p>1563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9120">
                <text:p>15991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.64712822437286pt" style:font-size-asian="1.64712822437286pt" style:font-size-complex="1.64712822437286pt"/>
    </style:style>
    <style:style style:name="ch3" style:family="chart">
      <style:text-properties fo:font-size="1.39372372627258pt" style:font-size-asian="1.39372372627258pt" style:font-size-complex="1.39372372627258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1.14031934738159pt" style:font-size-asian="1.14031934738159pt" style:font-size-complex="1.14031934738159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.14031934738159pt" style:font-size-asian="1.14031934738159pt" style:font-size-complex="1.1403193473815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519cm" svg:height="2.679cm" chart:class="chart:line" chart:style-name="ch1">
        <chart:title svg:x="1.565cm" svg:y="0.054cm" chart:style-name="ch2">
          <text:p>Remote Data Communication </text:p>
        </chart:title>
        <chart:subtitle svg:x="1.282cm" svg:y="0.2cm" chart:style-name="ch3">
          <text:p>300x300 Matrix Multiplication</text:p>
        </chart:subtitle>
        <chart:plot-area chart:style-name="ch4" table:cell-range-address="Sheet1.A2:Sheet1.A11 Sheet1.F2:Sheet1.F11" chart:data-source-has-labels="column" svg:x="0.105cm" svg:y="0.313cm" svg:width="3.328cm" svg:height="2.24cm">
          <chart:axis chart:dimension="x" chart:name="primary-x" chart:style-name="ch5">
            <chart:title svg:x="1.666cm" svg:y="2.5cm" chart:style-name="ch6">
              <text:p>Locales</text:p>
            </chart:title>
            <chart:categories table:cell-range-address="Sheet1.A2:Sheet1.A11"/>
          </chart:axis>
          <chart:axis chart:dimension="y" chart:name="primary-y" chart:style-name="ch7">
            <chart:title svg:x="0.079cm" svg:y="1.498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F2:Sheet1.F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8400">
                <text:p>352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7488">
                <text:p>465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2600">
                <text:p>529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5440">
                <text:p>5645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7144">
                <text:p>5857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8280">
                <text:p>5998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9416">
                <text:p>6139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09984">
                <text:p>6209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51120">
                <text:p>63511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5.57281446456909pt" style:font-size-asian="5.57281446456909pt" style:font-size-complex="5.57281446456909pt"/>
    </style:style>
    <style:style style:name="ch3" style:family="chart">
      <style:text-properties fo:font-size="4.71545791625977pt" style:font-size-asian="4.71545791625977pt" style:font-size-complex="4.71545791625977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8581018447876pt" style:font-size-asian="3.8581018447876pt" style:font-size-complex="3.8581018447876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8581018447876pt" style:font-size-asian="3.8581018447876pt" style:font-size-complex="3.858101844787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8cm" svg:height="9.064cm" chart:class="chart:line" chart:style-name="ch1">
        <chart:title svg:x="6.819cm" svg:y="0.182cm" chart:style-name="ch2">
          <text:p>Remote Data Communication </text:p>
        </chart:title>
        <chart:subtitle svg:x="5.591cm" svg:y="0.676cm" chart:style-name="ch3">
          <text:p>300x300 Matrix Multiplication</text:p>
        </chart:subtitle>
        <chart:plot-area chart:style-name="ch4" table:cell-range-address="Sheet1.U2:Sheet1.V11" chart:data-source-has-labels="column" svg:x="0.458cm" svg:y="1.059cm" svg:width="14.508cm" svg:height="7.579cm">
          <chart:axis chart:dimension="x" chart:name="primary-x" chart:style-name="ch5">
            <chart:title svg:x="7.265cm" svg:y="8.458cm" chart:style-name="ch6">
              <text:p>Locales</text:p>
            </chart:title>
            <chart:categories table:cell-range-address="Sheet1.U2:Sheet1.U11"/>
          </chart:axis>
          <chart:axis chart:dimension="y" chart:name="primary-y" chart:style-name="ch7">
            <chart:title svg:x="0.341cm" svg:y="5.073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V2:Sheet1.V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8966725043783">
                <text:p>3.889667250437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0577933450088">
                <text:p>8.7057793345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483362521891">
                <text:p>15.448336252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1173380035026">
                <text:p>24.117338003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6.1584095954895pt" style:font-size-asian="6.1584095954895pt" style:font-size-complex="6.1584095954895pt"/>
    </style:style>
    <style:style style:name="ch3" style:family="chart">
      <style:text-properties fo:font-size="5.21096134185791pt" style:font-size-asian="5.21096134185791pt" style:font-size-complex="5.21096134185791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26351404190064pt" style:font-size-asian="4.26351404190064pt" style:font-size-complex="4.26351404190064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26351404190064pt" style:font-size-asian="4.26351404190064pt" style:font-size-complex="4.2635140419006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7cm" svg:height="12.546cm" chart:class="chart:line" chart:style-name="ch1">
        <chart:title svg:x="6.688cm" svg:y="0.251cm" chart:style-name="ch2">
          <text:p>Remote Data Communication </text:p>
        </chart:title>
        <chart:subtitle svg:x="5.487cm" svg:y="0.936cm" chart:style-name="ch3">
          <text:p>300x300 Matrix Multiplication</text:p>
        </chart:subtitle>
        <chart:plot-area chart:style-name="ch4" table:cell-range-address="Sheet1.U16:Sheet1.V25 Sheet1.X16:Sheet1.X25" chart:data-source-has-labels="column" svg:x="0.449cm" svg:y="1.465cm" svg:width="14.231cm" svg:height="10.49cm">
          <chart:axis chart:dimension="x" chart:name="primary-x" chart:style-name="ch5">
            <chart:title svg:x="7.129cm" svg:y="11.706cm" chart:style-name="ch6">
              <text:p>Locales</text:p>
            </chart:title>
            <chart:categories table:cell-range-address="Sheet1.U16:Sheet1.U25"/>
          </chart:axis>
          <chart:axis chart:dimension="y" chart:name="primary-y" chart:style-name="ch7">
            <chart:title svg:x="0.334cm" svg:y="7.02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V16:Sheet1.V25" chart:class="chart:line">
            <chart:data-point chart:repeated="10"/>
          </chart:series>
          <chart:series chart:style-name="ch11" chart:values-cell-range-address="Sheet1.X16:Sheet1.X2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3835376532399">
                <text:p>2.13835376532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5183887915937">
                <text:p>3.45183887915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045534150613">
                <text:p>4.940455341506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0420315236427">
                <text:p>6.60420315236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430823117338">
                <text:p>8.44308231173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570928196147">
                <text:p>10.4570928196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46234676007">
                <text:p>12.646234676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105078809107">
                <text:p>15.0105078809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5499124343257">
                <text:p>17.549912434325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6.1584095954895pt" style:font-size-asian="6.1584095954895pt" style:font-size-complex="6.1584095954895pt"/>
    </style:style>
    <style:style style:name="ch3" style:family="chart">
      <style:text-properties fo:font-size="5.21096134185791pt" style:font-size-asian="5.21096134185791pt" style:font-size-complex="5.21096134185791pt"/>
    </style:style>
    <style:style style:name="ch4" style:family="chart">
      <style:chart-properties chart:symbol-type="automatic" chart:connect-bars="false" chart:spline-order="3" chart:series-source="rows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26351404190064pt" style:font-size-asian="4.26351404190064pt" style:font-size-complex="4.26351404190064pt"/>
    </style:style>
    <style:style style:name="ch7" style:family="chart" style:data-style-name="N1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26351404190064pt" style:font-size-asian="4.26351404190064pt" style:font-size-complex="4.2635140419006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7cm" svg:height="12.546cm" chart:class="chart:line" chart:style-name="ch1">
        <chart:title svg:x="6.688cm" svg:y="0.251cm" chart:style-name="ch2">
          <text:p>Remote Data Communication </text:p>
        </chart:title>
        <chart:subtitle svg:x="5.488cm" svg:y="0.936cm" chart:style-name="ch3">
          <text:p>300x300 Matrix Multiplication</text:p>
        </chart:subtitle>
        <chart:plot-area chart:style-name="ch4" table:cell-range-address="Sheet1.B14:Sheet1.K14 Sheet1.B17:Sheet1.K17" chart:data-source-has-labels="row" svg:x="0.449cm" svg:y="1.465cm" svg:width="14.23cm" svg:height="10.49cm">
          <chart:axis chart:dimension="x" chart:name="primary-x" chart:style-name="ch5">
            <chart:title svg:x="7.129cm" svg:y="11.707cm" chart:style-name="ch6">
              <text:p>Matrix Elements</text:p>
            </chart:title>
            <chart:categories table:cell-range-address="Sheet1.B14:Sheet1.K14"/>
          </chart:axis>
          <chart:axis chart:dimension="y" chart:name="primary-y" chart:style-name="ch7">
            <chart:title svg:x="0.335cm" svg:y="7.019cm" chart:style-name="ch8">
              <text:p>Remote gets + Remote puts</text:p>
            </chart:title>
            <chart:grid chart:style-name="ch9" chart:class="major"/>
          </chart:axis>
          <chart:series chart:style-name="ch10" chart:values-cell-range-address="Sheet1.B17:Sheet1.K1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  <table:table-cell office:value-type="string">
                <text:p>70000</text:p>
              </table:table-cell>
              <table:table-cell office:value-type="string">
                <text:p>80000</text:p>
              </table:table-cell>
              <table:table-cell office:value-type="string">
                <text:p>90000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</table:table-cell>
              <table:table-cell office:value-type="float" office:value="228400">
                <text:p>228400</text:p>
              </table:table-cell>
              <table:table-cell office:value-type="float" office:value="488400">
                <text:p>488400</text:p>
              </table:table-cell>
              <table:table-cell office:value-type="float" office:value="788400">
                <text:p>788400</text:p>
              </table:table-cell>
              <table:table-cell office:value-type="float" office:value="1128400">
                <text:p>1128400</text:p>
              </table:table-cell>
              <table:table-cell office:value-type="float" office:value="1508400">
                <text:p>1508400</text:p>
              </table:table-cell>
              <table:table-cell office:value-type="float" office:value="1928400">
                <text:p>1928400</text:p>
              </table:table-cell>
              <table:table-cell office:value-type="float" office:value="2388400">
                <text:p>2388400</text:p>
              </table:table-cell>
              <table:table-cell office:value-type="float" office:value="2888400">
                <text:p>2888400</text:p>
              </table:table-cell>
              <table:table-cell office:value-type="float" office:value="3428400">
                <text:p>3428400</text:p>
              </table:table-cell>
              <table:table-cell office:value-type="float" office:value="4008400">
                <text:p>4008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